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24976in" svg:height="3.14961in" style:rel-width="scale" style:rel-height="scale"><draw:image xlink:href="media/image1.png" xlink:type="simple" xlink:show="embed" xlink:actuate="onLoad"/><svg:title/><svg:desc>Gráfico, Gráfico de líneas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a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vier Alonso Valdesueiro</meta:initial-creator>
    <dc:creator>Javier Alonso Valdesueiro</dc:creator>
    <meta:creation-date>2024-11-15T18:19:00Z</meta:creation-date>
    <dc:date>2024-11-15T18:20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